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tyle="normal" style:font-style-asian="normal" style:font-style-complex="normal"/>
    </style:style>
    <style:style style:name="P14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officeooo:rsid="00181f07"/>
    </style:style>
    <style:style style:name="T4" style:family="text">
      <style:text-properties officeooo:rsid="0019ac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country_code = {mycompany_country_code}</text:p>
      <text:p text:style-name="P5">mycompany_state = {mycompany_state}</text:p>
      <text:p text:style-name="P5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idprof5 = {mycompany_idprof5}</text:p>
      <text:p text:style-name="P5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country_code = {company_country_code}</text:p>
      <text:p text:style-name="P5">company_state = {company_state}</text:p>
      <text:p text:style-name="P5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idprof5 = {company_idprof5}</text:p>
      <text:p text:style-name="P5">company_idprof6 = {company_idprof6}</text:p>
      <text:p text:style-name="P5">company_vatnumber = {company_vatnumber}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source_invoice_ref = {object_source_invoice_ref}</text:p>
      <text:p text:style-name="P5">object_ref_customer = {object_ref_customer}</text:p>
      <text:p text:style-name="P5">object_ref_supplier = {object_ref_supplier}</text:p>
      <text:p text:style-name="P5">object_date = {object_date}</text:p>
      <text:p text:style-name="P5">object_date_limit = {object_date_limit} </text:p>
      <text:p text:style-name="P5">object_date_creation = {object_date_creation}</text:p>
      <text:p text:style-name="P5">object_date_validation = {object_date_validation}</text:p>
      <text:p text:style-name="P5">object_total_ht = {object_total_ht}</text:p>
      <text:p text:style-name="P5">object_total_vat = {object_total_vat}</text:p>
      <text:p text:style-name="P17">object_total_vat_x = <text:span text:style-name="T4">{object_total_vat_x} </text:span>(x <text:span text:style-name="T4">is</text:span> vat rate, <text:span text:style-name="T4">for example 20, 8.5 or 5.99</text:span>)</text:p>
      <text:p text:style-name="P5">object_total_ttc = {object_total_ttc}</text:p>
      <text:p text:style-name="P5">object_total_discount_ht = {object_total_discount_ht}</text:p>
      <text:p text:style-name="P5">object_payment_mode = {object_payment_mode}</text:p>
      <text:p text:style-name="P5">object_payment_mode_code = {object_payment_mode_code}</text:p>
      <text:p text:style-name="P5">object_payment_term = {object_payment_term}</text:p>
      <text:p text:style-name="P5">object_payment_term_code = {object_payment_term_code}</text:p>
      <text:p text:style-name="P5">object_note_private = {object_note_private}</text:p>
      <text:p text:style-name="P5">object_note = {object_note}</text:p>
      <text:p text:style-name="P5">object_already_payed = {object_already_payed}</text:p>
      <text:p text:style-name="P5">object_remain_to_pay = {object_remain_to_pay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5:11:28.314465198</dc:date>
    <meta:editing-duration>PT5H39M13S</meta:editing-duration>
    <meta:editing-cycles>59</meta:editing-cycles>
    <meta:generator>LibreOffice/4.2.8.2$Linux_X86_64 LibreOffice_project/420m0$Build-2</meta:generator>
    <dc:creator>Laurent </dc:creator>
    <meta:document-statistic meta:table-count="1" meta:image-count="0" meta:object-count="0" meta:page-count="3" meta:paragraph-count="116" meta:word-count="408" meta:character-count="4095" meta:non-whitespace-character-count="3798"/>
  </office:meta>
</office:document-meta>
</file>